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ConnectionFactoryUnitTests.shouldNotSuppress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ngleConnectionFactoryUnitTests.releaseConnectionShouldNotClos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ngleConnectionFactoryUnitTests.shouldApply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ngleConnectionFactoryUnitTests.releaseConnectionShouldCloseUnrelated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ngleConnectionFactoryUnitTests.shouldSuppress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ngleConnectionFactoryUnitTests.shouldAllocateSame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